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Mono Caps" svg:font-family="'Latin Modern Mono Caps'" style:font-pitch="fixed"/>
    <style:font-face style:name="Latin Modern Roman Demi" svg:font-family="'Latin Modern Roman Demi'" style:font-pitch="variable"/>
    <style:font-face style:name="Latin Modern Roman Demi1" svg:font-family="'Latin Modern Roman Demi'"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in Modern Mono Caps" fo:font-size="24pt" style:text-underline-style="solid" style:text-underline-width="auto" style:text-underline-color="font-color" fo:font-weight="bold" officeooo:rsid="0008c796" officeooo:paragraph-rsid="0008c796"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font-name="Latin Modern Mono Caps" fo:font-size="20pt" style:text-underline-style="solid" style:text-underline-width="auto" style:text-underline-color="font-color" fo:font-weight="bold" officeooo:rsid="0008c796" officeooo:paragraph-rsid="0008c796" style:font-size-asian="17.5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Demi" fo:font-size="20pt" style:text-underline-style="none" fo:font-weight="normal" officeooo:rsid="0008c796" officeooo:paragraph-rsid="0008c796"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style:font-name="Latin Modern Roman Demi1" fo:font-size="20pt" style:text-underline-style="none" fo:font-weight="normal" officeooo:rsid="0008c796" officeooo:paragraph-rsid="0008c796"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Latin Modern Roman Demi1" fo:font-size="20pt" style:text-underline-style="none" fo:font-weight="normal" officeooo:rsid="0008c796" officeooo:paragraph-rsid="0009ea08"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Latin Modern Roman Demi1" fo:font-size="20pt" style:text-underline-style="solid" style:text-underline-width="auto" style:text-underline-color="font-color" fo:font-weight="bold" officeooo:rsid="0009ea08" officeooo:paragraph-rsid="0009ea08"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Latin Modern Roman Demi1" fo:font-size="20pt" style:text-underline-style="solid" style:text-underline-width="auto" style:text-underline-color="font-color" fo:font-weight="bold" officeooo:rsid="0008c796" officeooo:paragraph-rsid="0008c796"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Latin Modern Roman Demi1" fo:font-size="18pt" style:text-underline-style="none" fo:font-weight="normal" officeooo:rsid="0009ea08" officeooo:paragraph-rsid="0009ea08" style:font-size-asian="15.75pt" style:font-weight-asian="normal" style:font-size-complex="18pt" style:font-weight-complex="normal"/>
    </style:style>
    <style:style style:name="P9" style:family="paragraph">
      <loext:graphic-properties draw:fill="solid" draw:fill-color="#333333"/>
    </style:style>
    <style:style style:name="P10" style:family="paragraph">
      <style:paragraph-properties fo:text-align="center"/>
    </style:style>
    <style:style style:name="T1" style:family="text">
      <style:text-properties fo:font-size="18pt" style:font-size-asian="15.75pt" style:font-size-complex="18pt"/>
    </style:style>
    <style:style style:name="T2" style:family="text">
      <style:text-properties fo:font-size="18pt" officeooo:rsid="0009ea08" style:font-size-asian="15.75pt" style:font-size-complex="18pt"/>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gr1" style:family="graphic">
      <style:graphic-properties draw:stroke="none" svg:stroke-color="#000000" draw:fill="solid" draw:fill-color="#333333" fo:min-height="5.6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mposium Management System</text:p>
      <text:p text:style-name="P1"/>
      <text:p text:style-name="P1"/>
      <text:p text:style-name="P1"/>
      <text:p text:style-name="P1"/>
      <text:p text:style-name="P1"/>
      <text:p text:style-name="P1"/>
      <text:p text:style-name="P1"/>
      <text:p text:style-name="P2">Team Members</text:p>
      <text:p text:style-name="P3"/>
      <text:p text:style-name="P3">1.Jayasree Lakshmi Narayanan</text:p>
      <text:p text:style-name="P3">2016103033</text:p>
      <text:p text:style-name="P3">2.Gayathri.R</text:p>
      <text:p text:style-name="P3">2016103521</text:p>
      <text:p text:style-name="P3">3.Keerthana.S</text:p>
      <text:p text:style-name="P3">2016103542</text:p>
      <text:p text:style-name="P3"/>
      <text:p text:style-name="P3"/>
      <text:p text:style-name="P3"/>
      <text:p text:style-name="P3"/>
      <text:p text:style-name="P3"/>
      <text:p text:style-name="P3"/>
      <text:p text:style-name="P3"/>
      <text:p text:style-name="P3"/>
      <text:p text:style-name="P7"><text:soft-page-break/>DESCRIPTION:</text:p>
      <text:p text:style-name="P4"><text:tab/><text:tab/><text:tab/><text:tab/></text:p>
      <text:p text:style-name="P4"><text:tab/><text:tab/><text:tab/><text:tab/><text:span text:style-name="T1">The project has been designed to enter the details of attendees and keep track of the number of attendees for both workshop and events.</text:span><text:span text:style-name="T2">It has two logins,for admin and attendees .The admin has access to the number of attendees and can also set the winners of each event.The attender can enroll for workshop and events by entering their details.</text:span></text:p>
      <text:p text:style-name="P4"><text:span text:style-name="T2"/></text:p>
      <text:p text:style-name="P6">CLASSES<text:span text:style-name="T3"> </text:span>USED:</text:p>
      <text:p text:style-name="P8"/>
      <text:p text:style-name="P5"><draw:frame text:anchor-type="paragraph" draw:z-index="0" draw:name="Shape1" draw:style-name="gr1" draw:text-style-name="P9" svg:width="4.843cm" svg:height="5.696cm" svg:x="5.272cm" svg:y="0.044cm"><draw:text-box><text:p>class Attendees:</text:p><text:p><text:tab/>String name;</text:p><text:p><text:tab/>String college,dept;</text:p><text:p><text:tab/>long roll;</text:p><text:p><text:tab/>int yeart;</text:p><text:p><text:tab/>static int count = 0;</text:p><text:p><text:span text:style-name="T4">______________________</text:span></text:p><text:p><text:span text:style-name="T5"><text:tab/></text:span><text:span text:style-name="T5">Attendees();</text:span></text:p><text:p><text:span text:style-name="T5"><text:tab/></text:span><text:span text:style-name="T5">Attendees(string);</text:span></text:p><text:p><text:span text:style-name="T5"><text:tab/></text:span><text:span text:style-name="T5">abstract void disp();</text:span></text:p><text:p/></draw:text-box></draw:frame></text:p>
      <text:p text:style-name="P4"/>
      <text:p text:style-name="P4"><text:span text:style-name="T2"/></text:p>
      <text:p text:style-name="P4"><text:span text:style-name="T2"/></text:p>
      <text:p text:style-name="P4"><text:span text:style-name="T2"/></text:p>
      <text:p text:style-name="P4"><text:span text:style-name="T2"/></text:p>
      <text:p text:style-name="P4"><draw:line text:anchor-type="paragraph" draw:z-index="3" draw:name="Shape2" draw:style-name="gr2" draw:text-style-name="P10" svg:x1="5.801cm" svg:y1="0.085cm" svg:x2="3.473cm" svg:y2="1.958cm"><text:p/></draw:line><draw:line text:anchor-type="paragraph" draw:z-index="4" draw:name="Shape3" draw:style-name="gr2" draw:text-style-name="P10" svg:x1="9.479cm" svg:y1="0.085cm" svg:x2="12.31cm" svg:y2="2.165cm"><text:p/></draw:line><text:span text:style-name="T2"/></text:p>
      <text:p text:style-name="P4"><draw:line text:anchor-type="paragraph" draw:z-index="8" draw:name="Shape7" draw:style-name="gr2" draw:text-style-name="P10" svg:x1="3.473cm" svg:y1="1.05cm" svg:x2="3.473cm" svg:y2="0.727cm"><text:p/></draw:line><text:span text:style-name="T2"/></text:p>
      <text:p text:style-name="P4"><draw:frame text:anchor-type="paragraph" draw:z-index="1" draw:name="Shape1" draw:style-name="gr1" draw:text-style-name="P9" svg:width="4.843cm" svg:height="5.845cm" svg:x="0.351cm" svg:y="0.141cm"><draw:text-box><text:p>class Workshop:</text:p><text:p><text:tab/>String w_name;</text:p><text:p><text:tab/>static int w_count=0;</text:p><text:p><text:tab/>Bool fee , attd;</text:p><text:p><text:span text:style-name="T4">______________________</text:span></text:p><text:p><text:span text:style-name="T5"><text:tab/></text:span><text:span text:style-name="T5">Workshop();</text:span></text:p><text:p><text:span text:style-name="T5"><text:tab/></text:span><text:span text:style-name="T5">Workshop(String);</text:span></text:p><text:p><text:span text:style-name="T5"><text:tab/></text:span><text:span text:style-name="T5">void payFeest();</text:span></text:p><text:p><text:span text:style-name="T5"><text:tab/></text:span><text:span text:style-name="T5">void attend();</text:span></text:p><text:p><text:span text:style-name="T5"><text:tab/></text:span><text:span text:style-name="T5">void display();</text:span></text:p><text:p><text:span text:style-name="T5"><text:tab/></text:span><text:span text:style-name="T5">void getdata();</text:span></text:p><text:p/></draw:text-box></draw:frame><draw:frame text:anchor-type="paragraph" draw:z-index="2" draw:name="Shape1" draw:style-name="gr1" draw:text-style-name="P9" svg:width="4.843cm" svg:height="5.696cm" svg:x="10.696cm" svg:y="0.347cm"><draw:text-box><text:p>class Event:</text:p><text:p><text:tab/>bool prizes;</text:p><text:p><text:tab/>int no_prizes;</text:p><text:p><text:tab/>static int e_count=0;</text:p><text:p><text:span text:style-name="T4">______________________</text:span></text:p><text:p><text:span text:style-name="T5"><text:tab/></text:span><text:span text:style-name="T5">Event();</text:span></text:p><text:p><text:span text:style-name="T5"><text:tab/></text:span><text:span text:style-name="T5">Event(String);</text:span></text:p><text:p><text:span text:style-name="T5"><text:tab/></text:span><text:span text:style-name="T5">void display();</text:span></text:p><text:p><text:span text:style-name="T5"><text:tab/></text:span><text:span text:style-name="T5">int win();</text:span></text:p><text:p><text:span text:style-name="T5"><text:tab/></text:span><text:span text:style-name="T5">void getdata();</text:span></text:p><text:p/></draw:text-box></draw:frame><draw:line text:anchor-type="paragraph" draw:z-index="5" draw:name="Shape4" draw:style-name="gr2" draw:text-style-name="P10" svg:x1="12.31cm" svg:y1="0.083cm" svg:x2="12.31cm" svg:y2="0.348cm"><text:p/></draw:line><draw:line text:anchor-type="paragraph" draw:z-index="6" draw:name="Shape5" draw:style-name="gr2" draw:text-style-name="P10" svg:x1="12.019cm" svg:y1="0.215cm" svg:x2="12.31cm" svg:y2="0.347cm"><text:p/></draw:line><draw:line text:anchor-type="paragraph" draw:z-index="7" draw:name="Shape6" draw:style-name="gr2" draw:text-style-name="P10" svg:x1="3.473cm" svg:y1="0.141cm" svg:x2="3.764cm" svg:y2="0.141cm"><text:p/></draw:lin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Mono Caps" svg:font-family="'Latin Modern Mono Caps'" style:font-pitch="fixed"/>
    <style:font-face style:name="Latin Modern Roman Demi" svg:font-family="'Latin Modern Roman Demi'" style:font-pitch="variable"/>
    <style:font-face style:name="Latin Modern Roman Demi1" svg:font-family="'Latin Modern Roman Demi'"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8:49:00.827380162</meta:creation-date>
    <dc:date>2017-10-24T20:55:39.515733582</dc:date>
    <meta:editing-duration>PT1H12M34S</meta:editing-duration>
    <meta:editing-cycles>2</meta:editing-cycles>
    <meta:generator>LibreOffice/5.1.6.2$Linux_X86_64 LibreOffice_project/10m0$Build-2</meta:generator>
    <meta:document-statistic meta:table-count="0" meta:image-count="0" meta:object-count="0" meta:page-count="2" meta:paragraph-count="12" meta:word-count="75" meta:character-count="498" meta:non-whitespace-character-count="426"/>
  </office:meta>
</office:document-meta>
</file>